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 draw:shadow="hidden"/>
    </style:style>
    <style:style style:name="gr4" style:family="graphic" style:parent-style-name="standard">
      <style:graphic-properties draw:stroke="none" svg:stroke-color="#ffffff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524cm" svg:x="0.37cm" svg:y="4.396cm">
          <text:p text:style-name="P1">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54cm" svg:height="1.524cm" svg:x="3.545cm" svg:y="4.396cm">
          <text:p text:style-name="P1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524cm" svg:x="6.72cm" svg:y="4.396cm">
          <text:p text:style-name="P1">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524cm" svg:x="9.895cm" svg:y="4.396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524cm" svg:x="13.07cm" svg:y="4.396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005cm" svg:y1="2.11cm" svg:x2="13.705cm" svg:y2="2.11cm">
          <text:p/>
        </draw:line>
        <draw:line draw:style-name="gr3" draw:text-style-name="P1" draw:layer="layout" svg:x1="2.275cm" svg:y1="3.38cm" svg:x2="14.975cm" svg:y2="3.38cm">
          <text:p/>
        </draw:line>
        <draw:line draw:style-name="gr2" draw:text-style-name="P1" draw:layer="layout" svg:x1="1.013cm" svg:y1="2.11cm" svg:x2="1.013cm" svg:y2="4.523cm">
          <text:p/>
        </draw:line>
        <draw:line draw:style-name="gr2" draw:text-style-name="P1" draw:layer="layout" svg:x1="4.18cm" svg:y1="4.523cm" svg:x2="4.18cm" svg:y2="2.11cm">
          <text:p/>
        </draw:line>
        <draw:line draw:style-name="gr2" draw:text-style-name="P1" draw:layer="layout" svg:x1="7.355cm" svg:y1="4.523cm" svg:x2="7.355cm" svg:y2="2.11cm">
          <text:p/>
        </draw:line>
        <draw:line draw:style-name="gr2" draw:text-style-name="P1" draw:layer="layout" svg:x1="10.53cm" svg:y1="4.523cm" svg:x2="10.53cm" svg:y2="2.11cm">
          <text:p/>
        </draw:line>
        <draw:line draw:style-name="gr2" draw:text-style-name="P1" draw:layer="layout" svg:x1="13.705cm" svg:y1="4.523cm" svg:x2="13.705cm" svg:y2="2.11cm">
          <text:p/>
        </draw:line>
        <draw:line draw:style-name="gr3" draw:text-style-name="P1" draw:layer="layout" svg:x1="2.275cm" svg:y1="3.38cm" svg:x2="2.275cm" svg:y2="4.523cm">
          <text:p/>
        </draw:line>
        <draw:line draw:style-name="gr3" draw:text-style-name="P1" draw:layer="layout" svg:x1="5.45cm" svg:y1="3.38cm" svg:x2="5.45cm" svg:y2="4.523cm">
          <text:p/>
        </draw:line>
        <draw:line draw:style-name="gr3" draw:text-style-name="P1" draw:layer="layout" svg:x1="8.625cm" svg:y1="3.38cm" svg:x2="8.625cm" svg:y2="4.523cm">
          <text:p/>
        </draw:line>
        <draw:line draw:style-name="gr3" draw:text-style-name="P1" draw:layer="layout" svg:x1="11.8cm" svg:y1="3.38cm" svg:x2="11.8cm" svg:y2="4.523cm">
          <text:p/>
        </draw:line>
        <draw:line draw:style-name="gr3" draw:text-style-name="P1" draw:layer="layout" svg:x1="14.975cm" svg:y1="3.38cm" svg:x2="14.975cm" svg:y2="4.523cm">
          <text:p/>
        </draw:line>
        <draw:line draw:style-name="gr2" draw:text-style-name="P1" draw:layer="layout" svg:x1="4.815cm" svg:y1="2.11cm" svg:x2="4.815cm" svg:y2="0.84cm">
          <text:p/>
        </draw:line>
        <draw:line draw:style-name="gr3" draw:text-style-name="P1" draw:layer="layout" svg:x1="11.165cm" svg:y1="3.38cm" svg:x2="11.165cm" svg:y2="0.84cm">
          <text:p/>
        </draw:line>
        <draw:custom-shape draw:style-name="gr4" draw:text-style-name="P1" draw:layer="layout" svg:width="3.81cm" svg:height="0.635cm" svg:x="2.91cm" svg:y="0.078cm">
          <text:p text:style-name="P1">Input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0.635cm" svg:x="9.26cm" svg:y="0.078cm">
          <text:p text:style-name="P1">Input 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905cm" svg:x="4.18cm" svg:y="9.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5.45cm" svg:y1="11cm" svg:x2="3.418cm" svg:y2="11cm">
          <text:p/>
        </draw:line>
        <draw:line draw:style-name="gr2" draw:text-style-name="P1" draw:layer="layout" svg:x1="7.99cm" svg:y1="11.635cm" svg:x2="7.99cm" svg:y2="12.778cm">
          <text:p/>
        </draw:line>
        <draw:custom-shape draw:style-name="gr4" draw:text-style-name="P1" draw:layer="layout" svg:width="3.81cm" svg:height="0.635cm" svg:x="-0.265cm" svg:y="10.619cm">
          <text:p text:style-name="P1">OpSelec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0.635cm" svg:x="6.085cm" svg:y="12.905cm">
          <text:p text:style-name="P1">Outpu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9cm" svg:y1="5.92cm" svg:x2="7.99cm" svg:y2="9.73cm">
          <text:p/>
        </draw:line>
        <draw:line draw:style-name="gr2" draw:text-style-name="P1" draw:layer="layout" svg:x1="6.72cm" svg:y1="7.19cm" svg:x2="6.72cm" svg:y2="9.73cm">
          <text:p/>
        </draw:line>
        <draw:line draw:style-name="gr2" draw:text-style-name="P1" draw:layer="layout" svg:x1="9.26cm" svg:y1="7.19cm" svg:x2="9.26cm" svg:y2="9.73cm">
          <text:p/>
        </draw:line>
        <draw:line draw:style-name="gr2" draw:text-style-name="P1" draw:layer="layout" svg:x1="5.45cm" svg:y1="8.46cm" svg:x2="5.45cm" svg:y2="9.73cm">
          <text:p/>
        </draw:line>
        <draw:line draw:style-name="gr2" draw:text-style-name="P1" draw:layer="layout" svg:x1="10.53cm" svg:y1="8.46cm" svg:x2="10.53cm" svg:y2="9.73cm">
          <text:p/>
        </draw:line>
        <draw:line draw:style-name="gr2" draw:text-style-name="P1" draw:layer="layout" svg:x1="1.64cm" svg:y1="8.46cm" svg:x2="5.45cm" svg:y2="8.46cm">
          <text:p/>
        </draw:line>
        <draw:line draw:style-name="gr2" draw:text-style-name="P1" draw:layer="layout" svg:x1="4.815cm" svg:y1="7.19cm" svg:x2="6.72cm" svg:y2="7.19cm">
          <text:p/>
        </draw:line>
        <draw:line draw:style-name="gr2" draw:text-style-name="P1" draw:layer="layout" svg:x1="11.165cm" svg:y1="7.19cm" svg:x2="9.26cm" svg:y2="7.19cm">
          <text:p/>
        </draw:line>
        <draw:line draw:style-name="gr2" draw:text-style-name="P1" draw:layer="layout" svg:x1="14.34cm" svg:y1="8.46cm" svg:x2="10.53cm" svg:y2="8.46cm">
          <text:p/>
        </draw:line>
        <draw:line draw:style-name="gr2" draw:text-style-name="P1" draw:layer="layout" svg:x1="1.64cm" svg:y1="8.46cm" svg:x2="1.64cm" svg:y2="5.92cm">
          <text:p/>
        </draw:line>
        <draw:line draw:style-name="gr2" draw:text-style-name="P1" draw:layer="layout" svg:x1="4.815cm" svg:y1="7.19cm" svg:x2="4.815cm" svg:y2="5.92cm">
          <text:p/>
        </draw:line>
        <draw:line draw:style-name="gr2" draw:text-style-name="P1" draw:layer="layout" svg:x1="11.165cm" svg:y1="7.19cm" svg:x2="11.165cm" svg:y2="5.92cm">
          <text:p/>
        </draw:line>
        <draw:line draw:style-name="gr2" draw:text-style-name="P1" draw:layer="layout" svg:x1="14.34cm" svg:y1="8.46cm" svg:x2="14.34cm" svg:y2="5.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13.7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0:55:31.136478195</meta:creation-date>
    <dc:date>2018-01-30T11:11:23.246735633</dc:date>
    <meta:editing-duration>PT2M5S</meta:editing-duration>
    <meta:editing-cycles>2</meta:editing-cycles>
    <meta:generator>LibreOffice/4.2.8.2$Linux_X86_64 LibreOffice_project/420m0$Build-2</meta:generator>
    <meta:document-statistic meta:object-count="39"/>
  </office:meta>
</office:document-meta>
</file>